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SiteManager.getRequiringResources( DocumentFactory map , SiteNode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eeSiteManager.add( String path ,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iteManager.set( String path ,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eeSiteManager.isVisibleInNav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eeSiteManager.requires( DocumentFactory map , SiteNode depending , SiteNode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iteManager.getRequiredResources( DocumentFactory map , DocumentLocator l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eeSiteManager.setVisibleInNav( Document document , boolean visibleInNa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eeSiteManager.contains(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iteManager.getDocuments( DocumentFactory factory , Publication pub , String are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reeSiteManager.copy( Document srcDoc , Document destDoc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TreeSiteManager.containsInAnyLanguage(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iteManager.getKey( Area 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iteManager.getAvailableLocator( DocumentFactory factory , Document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SiteManager.getSiteStructure( DocumentFactory map , Publication publication , String 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eeSiteManager.computeUniquePath( DocumentFactory factory , DocumentLocator locato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TreeSiteManager.getTree( Area 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